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Абзацсписка" style:master-page-name="MP0" style:list-style-name="LFO1" style:family="paragraph">
      <style:paragraph-properties fo:break-before="page" fo:margin-left="0in" fo:text-indent="-0.2958in">
        <style:tab-stops/>
      </style:paragraph-properties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9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10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11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T12" style:parent-style-name="Основнойшрифтабзаца" style:family="text">
      <style:text-properties style:text-position="super 66.6%"/>
    </style:style>
    <style:style style:name="P13" style:parent-style-name="Абзацсписка" style:list-style-name="LFO3" style:family="paragraph"/>
    <style:style style:name="P14" style:parent-style-name="Абзацсписка" style:list-style-name="LFO3" style:family="paragraph"/>
    <style:style style:name="P15" style:parent-style-name="Абзацсписка" style:family="paragraph">
      <style:paragraph-properties fo:margin-left="0in">
        <style:tab-stops/>
      </style:paragraph-properties>
      <style:text-properties fo:language="en" fo:country="US"/>
    </style:style>
    <style:style style:name="P16" style:parent-style-name="Абзацсписка" style:family="paragraph">
      <style:paragraph-properties fo:margin-left="0in">
        <style:tab-stops/>
      </style:paragraph-properties>
    </style:style>
    <style:style style:name="P17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18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19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20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21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22" style:parent-style-name="Абзацсписка" style:list-style-name="LFO1" style:family="paragraph">
      <style:paragraph-properties fo:margin-left="0in" fo:text-indent="-0.2958in">
        <style:tab-stops/>
      </style:paragraph-properties>
    </style:style>
    <style:style style:name="P23" style:parent-style-name="Абзацсписка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Текстовый файл состоит из символов<text:s/><text:span text:style-name="T2">A</text:span>,<text:s/><text:span text:style-name="T3">B</text:span>, С,<text:s/><text:span text:style-name="T4">D</text:span>,<text:s/><text:span text:style-name="T5">E</text:span>,<text:s/><text:span text:style-name="T6">F</text:span>. Определите в прилагаемом файле минимальное количество идущих подряд символов (длину не прерывной последовательности), среди которых символ<text:s/><text:span text:style-name="T7">F</text:span><text:s/>встречается ровно 2025 раз.</text:p>
        </text:list-item>
        <text:list-item>
          <text:p text:style-name="P8">Текстовый файл состоит из символов A, B, С, D, E, F. Определите в прилагаемом файле максимальное количество идущих подряд символов (длину непрерывной последовательности), среди которых символ B встречается не более 300 раз.</text:p>
        </text:list-item>
        <text:list-item>
          <text:p text:style-name="P9">Текстовый файл состоит из символов A, B, С, D, E, F. Определите в прилагаемом файле максимальное количество идущих подряд символов (длину непрерывной последовательности), среди которых символ F встречается не более 450 раз, а символ C не встречается совсем.</text:p>
        </text:list-item>
        <text:list-item>
          <text:p text:style-name="P10">Текстовый файл состоит из символов A, B, С, D, E, F. Определите в прилагаемом файле максимальное количество идущих подряд символов (длину непрерывной подпоследовательности), среди которых символ A встречается ровно 200 раз, а символ B — ровно 25 раз.</text:p>
        </text:list-item>
        <text:list-item>
          <text:p text:style-name="P11">Текстовый файл состоит не более чем из 10<text:span text:style-name="T12">6</text:span> символов и содержит только заглавные буквы латинского алфавита. Найдите непрерывную цепочку символов наибольшей длины, для которой выполняются два условия:<text:line-break/></text:p>
        </text:list-item>
      </text:list>
      <text:list text:style-name="LFO3" text:continue-numbering="true">
        <text:list-item>
          <text:p text:style-name="P13">символы идут в алфавитном порядке,</text:p>
        </text:list-item>
        <text:list-item>
          <text:p text:style-name="P14">в последовательности находится не более одной гласной (AEIOUY).</text:p>
        </text:list-item>
      </text:list>
      <text:p text:style-name="P15"/>
      <text:p text:style-name="P16">В ответе укажите длину найденной цепочки. Для выполнения следует написать программу.</text:p>
      <text:list text:style-name="LFO1" text:continue-numbering="true">
        <text:list-item>
          <text:p text:style-name="P17">Текстовый файл состоит из символов A, B, С, D, E, F. Определите в прилагаемом файле максимальное количество идущих подряд символов, среди которых комбинация символов CE встречается ровно 5 раз, а комбинации символов ECE и CEC ни разу не встречаются.</text:p>
        </text:list-item>
        <text:list-item>
          <text:p text:style-name="P18">Текстовый файл состоит из символов A, B, С, D, E, F. Определите в прилагаемом файле минимальное количество идущих подряд символов, среди которых комбинация символов CD встречается ровно 15 раз.</text:p>
        </text:list-item>
        <text:list-item>
          <text:p text:style-name="P19"><draw:frame draw:style-name="a0" draw:name="Рисунок 1" text:anchor-type="as-char" svg:x="0in" svg:y="0in" svg:width="6.90317in" svg:height="0.5955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20"><draw:frame draw:style-name="a1" draw:name="Рисунок 1" text:anchor-type="as-char" svg:x="0in" svg:y="0in" svg:width="7.16182in" svg:height="0.64613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21"><draw:frame draw:style-name="a2" draw:name="Рисунок 1" text:anchor-type="as-char" svg:x="0in" svg:y="0in" svg:width="6.87652in" svg:height="0.42046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22"><draw:frame draw:style-name="a3" draw:name="Рисунок 1" text:anchor-type="as-char" svg:x="0in" svg:y="0in" svg:width="6.87191in" svg:height="0.3783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P23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27T19:13:00Z</meta:creation-date>
    <dc:date>2025-04-27T19:30:00Z</dc:date>
    <meta:template xlink:href="Normal.dotm" xlink:type="simple"/>
    <meta:editing-cycles>2</meta:editing-cycles>
    <meta:editing-duration>PT1020S</meta:editing-duration>
    <meta:document-statistic meta:page-count="2" meta:paragraph-count="3" meta:word-count="267" meta:character-count="1792" meta:row-count="12" meta:non-whitespace-character-count="1528"/>
  </office:meta>
</office:document-meta>
</file>